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8.574cm" fo:margin-left="-0.15cm" fo:margin-top="0cm" fo:margin-bottom="0cm" table:align="left" style:writing-mode="lr-tb"/>
    </style:style>
    <style:style style:name="Таблица1.A" style:family="table-column">
      <style:table-column-properties style:column-width="8.991cm"/>
    </style:style>
    <style:style style:name="Таблица1.B" style:family="table-column">
      <style:table-column-properties style:column-width="2.588cm"/>
    </style:style>
    <style:style style:name="Таблица1.C" style:family="table-column">
      <style:table-column-properties style:column-width="6.99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.2" style:family="table-row">
      <style:table-row-properties style:min-row-height="5.93cm" style:keep-together="true" fo:keep-together="auto"/>
    </style:style>
    <style:style style:name="Таблица1.A2" style:family="table-cell">
      <style:table-cell-properties fo:padding-left="0.15cm" fo:padding-right="0.15cm" fo:padding-top="0.101cm" fo:padding-bottom="0.101cm" fo:border="0.018cm solid #00000a"/>
    </style:style>
    <style:style style:name="Таблица1.4" style:family="table-row">
      <style:table-row-properties style:min-row-height="0.716cm" style:keep-together="true" fo:keep-together="auto"/>
    </style:style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paragraph-properties fo:text-align="justify" style:justify-single-word="false"/>
    </style:style>
    <style:style style:name="P3" style:family="paragraph" style:parent-style-name="List_20_Paragraph" style:list-style-name="WWNum3">
      <style:paragraph-properties fo:margin-top="0.141cm" fo:margin-bottom="0.212cm" fo:line-height="115%">
        <style:tab-stops>
          <style:tab-stop style:position="1.27cm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top="0cm" fo:margin-bottom="0cm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833c0b" fo:font-size="20pt" fo:language="en" fo:country="US" fo:font-weight="bold" style:font-size-asian="20pt" style:font-weight-asian="bold" style:font-size-complex="2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 style:font-weight-asian="bold"/>
    </style:style>
    <style:style style:name="T7" style:family="text">
      <style:text-properties fo:language="en" fo:country="GB" fo:font-weight="bold" style:font-name-asian="Calibri2" style:font-weight-asian="bold" style:font-name-complex="Times New Roman"/>
    </style:style>
    <style:style style:name="T8" style:family="text">
      <style:text-properties fo:language="en" fo:country="GB" style:font-name-asian="Calibri2" style:font-name-complex="Times New Roman"/>
    </style:style>
    <style:style style:name="T9" style:family="text">
      <style:text-properties fo:language="en" fo:country="GB" fo:background-color="#ffff00" style:font-name-asian="Calibri2" style:font-name-complex="Times New Roman"/>
    </style:style>
    <style:style style:name="T10" style:family="text">
      <style:text-properties fo:language="bg" fo:country="BG"/>
    </style:style>
    <style:style style:name="T11" style:family="text">
      <style:text-properties style:font-name="Calibri" fo:font-weight="bold" style:font-name-asian="Calibri2" style:font-weight-asian="bold" style:font-name-complex="Times New Roman"/>
    </style:style>
    <style:style style:name="T12" style:family="text">
      <style:text-properties style:font-name="Consolas" style:font-name-asian="Calibri2" style:font-name-complex="Times New Roman"/>
    </style:style>
    <style:style style:name="T13" style:family="text">
      <style:text-properties style:font-name="Consolas" fo:language="en" fo:country="GB" style:font-name-asian="Calibri2" style:font-name-complex="Times New Roman"/>
    </style:style>
    <style:style style:name="T1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anta’s Secret Helper</text:span></text:p>
      <text:p text:style-name="Standard"><text:span text:style-name="T2">After the successful second Christmas, Santa needs to gather information about the behavior of children to plan the presents for next Christmas. He has a secret helper, who is sending him </text:span><text:span text:style-name="T3">encrypted</text:span><text:span text:style-name="T2"> information. Your task is to </text:span><text:span text:style-name="T3">decrypt it</text:span><text:span text:style-name="T2"> and create a list of the children who have been good. </text:span></text:p>
      <text:p text:style-name="Standard"><text:span text:style-name="T2">You will receive an </text:span><text:span text:style-name="T3">integer</text:span><text:span text:style-name="T2">, which represents </text:span><text:span text:style-name="T3">a key</text:span><text:span text:style-name="T2"> and afterwards some </text:span><text:span text:style-name="T3">messages</text:span><text:span text:style-name="T2">, which you </text:span><text:span text:style-name="T3">must decode</text:span><text:span text:style-name="T2"> by </text:span><text:span text:style-name="T3">subtracting the key </text:span><text:span text:style-name="T2">from the </text:span><text:span text:style-name="T3">value</text:span><text:span text:style-name="T2"> of </text:span><text:span text:style-name="T3">each</text:span><text:span text:style-name="T2"> </text:span><text:span text:style-name="T3">character</text:span><text:span text:style-name="T2">. After the decryption, to be considered a valid match, a message should:</text:span></text:p>
      <text:list xml:id="list853694839347779652" text:style-name="WWNum2">
        <text:list-item>
          <text:p text:style-name="P1"><text:span text:style-name="T5">Have a name, which</text:span><text:span text:style-name="T6"> starts after</text:span><text:span text:style-name="T5"> </text:span><text:span text:style-name="T6">'@'</text:span><text:span text:style-name="T5"> and contains </text:span><text:span text:style-name="T6">only letters from the Latin alphabet</text:span></text:p>
        </text:list-item>
        <text:list-item>
          <text:p text:style-name="P2"><text:span text:style-name="T5">Have a behaviour type - </text:span><text:span text:style-name="T6">"G"(good) or "N"(naughty)</text:span><text:span text:style-name="T5"> and must be </text:span><text:span text:style-name="T6">surrounded by "!" </text:span><text:span text:style-name="T5">(exclamation mark).</text:span></text:p>
        </text:list-item>
      </text:list>
      <text:p text:style-name="Standard">The order in the message should be: <text:span text:style-name="T3">child’s</text:span><text:span text:style-name="T4"> name -&gt; child</text:span><text:span text:style-name="T3">’s behavior. </text:span>They can be separated from the others by<text:span text:style-name="T4"> any character except: '@', '-', '!', ':' and '&gt;'.</text:span><text:span text:style-name="T3"> </text:span></text:p>
      <text:p text:style-name="Standard"><text:span text:style-name="T2">You will be receiving message until you are given the “</text:span><text:span text:style-name="T3">end</text:span><text:span text:style-name="T2">” command. Afterwards, print the names of the children, who will receive a present, each on a new line. </text:span></text:p>
      <text:list xml:id="list545256523426012182" text:style-name="Outline">
        <text:list-item>
          <text:list>
            <text:list-item>
              <text:h text:style-name="Heading_20_2" text:outline-level="2">Input / Constraints</text:h>
            </text:list-item>
          </text:list>
        </text:list-item>
      </text:list>
      <text:list xml:id="list5528703529029181217" text:style-name="WWNum3">
        <text:list-item>
          <text:p text:style-name="P3">The <text:span text:style-name="T4">first line</text:span> <text:span text:style-name="T4">holds n</text:span> – the number which you have to subtract from the characters <text:span text:style-name="T5">– </text:span><text:span text:style-name="T6">integer in range [1…100];</text:span></text:p>
        </text:list-item>
        <text:list-item>
          <text:p text:style-name="P3"><text:span text:style-name="T5">On the next lines, you will be receiving encrypted messages.</text:span></text:p>
        </text:list-item>
      </text:list>
      <text:list xml:id="list31805205" text:continue-list="list545256523426012182" text:style-name="Outline">
        <text:list-item>
          <text:list>
            <text:list-item>
              <text:h text:style-name="Heading_20_2" text:outline-level="2">Output</text:h>
            </text:list-item>
          </text:list>
        </text:list-item>
      </text:list>
      <text:p text:style-name="Standard"><text:span text:style-name="T2">Print the </text:span><text:span text:style-name="T3">names of the children</text:span><text:span text:style-name="T2">, each on a new line</text:span></text:p>
      <text:list xml:id="list31799526" text:continue-numbering="true" text:style-name="Outline">
        <text:list-item>
          <text:list>
            <text:list-item>
              <text:h text:style-name="Heading_20_2" text:outline-level="2">Examples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bookmark-start text:name="_Hlk507807240"/><text:span text:style-name="T11">Input</text:span></text:p>
          </table:table-cell>
          <table:table-cell table:style-name="Таблица1.A1" office:value-type="string">
            <text:p text:style-name="P5"><text:span text:style-name="T11">Output</text:span></text:p>
          </table:table-cell>
          <table:table-cell table:style-name="Таблица1.A1" office:value-type="string">
            <text:p text:style-name="P5"><text:span text:style-name="T11">Comments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bookmark-end text:name="_Hlk507807240"/><text:bookmark-start text:name="_Hlk507807261"/><text:span text:style-name="T13">3</text:span></text:p>
            <text:p text:style-name="P6"><text:span text:style-name="T13">CNdwhamigyenumje$J$</text:span></text:p>
            <text:p text:style-name="P6"><text:span text:style-name="T13">CEreelh-nmguuejn$J$</text:span></text:p>
            <text:p text:style-name="P6"><text:span text:style-name="T13">CVwdq&amp;gnmjkvng$Q$</text:span></text:p>
            <text:p text:style-name="P6"><text:span text:style-name="T12">end</text:span></text:p>
          </table:table-cell>
          <table:table-cell table:style-name="Таблица1.A2" office:value-type="string">
            <text:p text:style-name="P6"><text:span text:style-name="T13">Kate</text:span></text:p>
            <text:p text:style-name="P6"><text:span text:style-name="T13">Bobbie</text:span></text:p>
          </table:table-cell>
          <table:table-cell table:style-name="Таблица1.A2" office:value-type="string">
            <text:p text:style-name="P7"><text:span text:style-name="T8">We receive three messages and to decrypt them we use the key:</text:span></text:p>
            <text:p text:style-name="P7"><text:span text:style-name="T8">First message has decryption key 3. So we substract from each characters code 3 and we receive:</text:span></text:p>
            <text:p text:style-name="P6">@<text:span text:style-name="T14">Kate</text:span>^jfdvbkrjgb!<text:span text:style-name="T14">G</text:span>!</text:p>
            <text:p text:style-name="P6">@Bobbie*kjdrrbgk!G!</text:p>
            <text:p text:style-name="P6">@Stan#dkjghskd!N!</text:p>
            <text:p text:style-name="P7"><text:span text:style-name="T7">They are all valid</text:span><text:span text:style-name="T8"> and they contain a child’s name and behavior – G for good and N for naughty.</text:span><text:bookmark text:name="_GoBack"/></text:p>
          </table:table-cell>
        </table:table-row>
        <table:table-row table:style-name="Таблица1.1">
          <table:table-cell table:style-name="Таблица1.A1" office:value-type="string">
            <text:p text:style-name="P5"><text:bookmark-end text:name="_Hlk507807261"/><text:span text:style-name="T11">Input</text:span></text:p>
          </table:table-cell>
          <table:table-cell table:style-name="Таблица1.A1" office:value-type="string">
            <text:p text:style-name="P5"><text:span text:style-name="T11">Output</text:span></text:p>
          </table:table-cell>
          <table:table-cell table:style-name="Таблица1.A1" office:value-type="string">
            <text:p text:style-name="P5"><text:span text:style-name="T11">Comments</text:span></text:p>
          </table:table-cell>
        </table:table-row>
        <table:table-row table:style-name="Таблица1.4">
          <table:table-cell table:style-name="Таблица1.A2" office:value-type="string">
            <text:p text:style-name="P5"><text:span text:style-name="T12">3</text:span></text:p>
            <text:p text:style-name="P5"><text:span text:style-name="T12">N}eideidmk$'(mnyenmCNlpamnin$J$</text:span></text:p>
            <text:p text:style-name="P5"><text:span text:style-name="T12">ddddkkkkmvkvmCFrqqru-nvevek$J$nmgievnge</text:span></text:p>
            <text:p text:style-name="P5"><text:span text:style-name="T12">ppqmkkkmnolmnnCEhq/vkievk$Q$</text:span></text:p>
            <text:p text:style-name="P5"><text:span text:style-name="T12">yyegiivoguCYdohqwlqh/kguimhk$J$</text:span></text:p>
            <text:p text:style-name="P5"><text:span text:style-name="T12">end</text:span></text:p>
          </table:table-cell>
          <table:table-cell table:style-name="Таблица1.A2" office:value-type="string">
            <text:p text:style-name="P5"><text:span text:style-name="T12">Kim</text:span></text:p>
            <text:p text:style-name="P5"><text:span text:style-name="T12">Connor</text:span></text:p>
            <text:p text:style-name="P5"><text:span text:style-name="T12">Valentine</text:span></text:p>
          </table:table-cell>
          <table:table-cell table:style-name="Таблица1.A2" office:value-type="string">
            <text:p text:style-name="P7"><text:span text:style-name="T8">We receive four messages.</text:span></text:p>
            <text:p text:style-name="P7"><text:span text:style-name="T8">They are with key 3:</text:span></text:p>
            <text:p text:style-name="P7"><text:span text:style-name="T8">Kzbfabfajh!$%jkvbkj@</text:span><text:span text:style-name="T9">Kim</text:span><text:span text:style-name="T8">^jkfk!</text:span><text:span text:style-name="T9">G</text:span><text:span text:style-name="T8">!</text:span></text:p>
            <text:p text:style-name="P7"><text:span text:style-name="T8">aaaahhhhjshsj@Connor*ksbsbh!G!kjdfbskdb</text:span></text:p>
            <text:p text:style-name="P7"><text:span text:style-name="T8">mmnjhhhjklijkk@Ben,shfbsh!N!</text:span></text:p>
            <text:p text:style-name="P7"><text:span text:style-name="T8">vvbdffsldr@Valentine,hdrfjeh!G!</text:span></text:p>
          </table:table-cell>
        </table:table-row>
      </table:table>
      <text:p text:style-name="P4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bg" fo:country="BG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bg" fo:country="BG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071cm" fo:line-height="115%" fo:keep-together="always" fo:keep-with-next="always"/>
      <style:text-properties fo:color="#7c380a" fo:font-size="18pt" fo:language="en" fo:country="US" fo:font-weight="bold" style:font-size-asian="18pt" style:font-weight-asian="bold" style:font-name-complex="F" style:font-size-complex="18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bg" style:country-asian="BG" style:font-name-complex="Courier New2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.141cm" fo:margin-bottom="0.212cm" fo:line-height="115%"/>
      <style:text-properties style:font-name="Consolas" fo:language="en" fo:country="US" fo:font-weight="bold" style:font-weight-asian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bg" style:country-asian="BG" style:font-name-complex="Courier New2" style:font-size-complex="10pt"/>
    </style:style>
    <style:style style:name="Heading_20_2_20_Char" style:display-name="Heading 2 Char" style:family="text" style:parent-style-name="Default_20_Paragraph_20_Font">
      <style:text-properties fo:color="#7c380a" fo:font-size="18pt" fo:language="en" fo:country="US" fo:font-weight="bold" style:font-size-asian="18pt" style:font-weight-asian="bold" style:font-name-complex="F" style:font-size-complex="18pt" style:font-weight-complex="bold"/>
    </style:style>
    <style:style style:name="Code_20_Char" style:display-name="Code Char" style:family="text" style:parent-style-name="Default_20_Paragraph_20_Font">
      <style:text-properties style:font-name="Consolas" fo:language="en" fo:country="US" fo:font-weight="bold" style:font-weight-asian="bold"/>
    </style:style>
    <style:style style:name="List_20_Paragraph_20_Char" style:display-name="List Paragraph Char" style:family="text" style:parent-style-name="Default_20_Paragraph_20_Fon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weight="bold" style:font-weight-asian="bold" style:font-name-complex="Calib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vetanova.petrova</meta:initial-creator>
    <dc:creator>mcvetanova.petrova mcvetanova.petrova</dc:creator>
    <meta:editing-cycles>9</meta:editing-cycles>
    <meta:creation-date>2019-01-07T10:21:00</meta:creation-date>
    <dc:date>2019-01-08T14:18:00</dc:date>
    <meta:editing-duration>PT5M12S</meta:editing-duration>
    <meta:generator>OpenOffice/4.1.6$Win32 OpenOffice.org_project/416m1$Build-9790</meta:generator>
    <meta:document-statistic meta:table-count="1" meta:image-count="0" meta:object-count="0" meta:page-count="2" meta:paragraph-count="47" meta:word-count="319" meta:character-count="20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